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cedure: </text:p>
      <text:p text:style-name="Standard"/>
      <text:p text:style-name="Standard">We used the Stem Python controller library to communicate with the Tor process. First, we wrote a script to determine which ports are most frequently allowed by exit nodes, given an exit IP address. It can also compute which exit nodes allow connections to a specified IP address and port. This script allows us to determine which nodes we can use in our inter-relay RTT calculations. We used these scripts to compute a list of Tor relays that could be the exit nodes in circuits between our computers and the destination server, a public UMD server we were given access to.</text:p>
      <text:p text:style-name="Standard"/>
      <text:p text:style-name="Standard">Next, we wrote a simple server script to run on the UMD server. It listens on a specified port and whenever it receives data, it responds with the ping time between itself and the host from which it received the data.</text:p>
      <text:p text:style-name="Standard"/>
      <text:p text:style-name="Standard">Next, we wrote the script which computes inter-relay RTTs.</text:p>
      <text:p text:style-name="Standard"/>
      <text:p text:style-name="Standard">We first build a four-relay circuit between our computer and the UMD server. We'll call the relays W, X, Y, and Z. Currently, all four relays must be valid exit nodes to the destination server being used (Is this true? If so, how could our solution be improved to compute all inter-relay RTTs?)</text:p>
      <text:p text:style-name="Standard"/>
      <text:p text:style-name="Standard">We then send a message along the full circuit. This message is passed through the four circuits and received by the destination server, which responds by pinging Z and sending the result back to our computer. Afterwards, we create two sub-circuits, WX and YZ, and repeat the process with these circuits. When all of this is done, we have enough information to determine the inter-relay RTT for relays X and Y. (Put the calculations here.)</text:p>
      <text:p text:style-name="Standard"/>
      <text:p text:style-name="Standard">At first, we tried using only three relays instead of four, but we abandoned this approach since very few Tor relays allow single-hop exi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ott DellaTorre</meta:initial-creator>
    <meta:creation-date>2013-12-13T17:05:00</meta:creation-date>
    <dc:date>2013-12-13T17:34:06</dc:date>
    <dc:creator>Scott DellaTorre</dc:creator>
    <meta:editing-duration>PT11M35S</meta:editing-duration>
    <meta:editing-cycles>1</meta:editing-cycles>
    <meta:document-statistic meta:table-count="0" meta:image-count="0" meta:object-count="0" meta:page-count="1" meta:paragraph-count="7" meta:word-count="304" meta:character-count="1732" meta:non-whitespace-character-count="1434"/>
    <meta:generator>LibreOffice/3.5$Linux_X86_64 LibreOffice_project/350m1$Build-2</meta:generator>
  </office:meta>
</office:document-meta>
</file>